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8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714285714286</text:p>
          </table:table-cell>
        </table:table-row>
        <table:table-row table:style-name="ro1">
          <table:table-cell office:value-type="string" calcext:value-type="string">
            <text:p>65.7894736842106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88.1578947368421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63.1578947368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3684210526316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61.842105263158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  <table:table-cell office:value-type="string" calcext:value-type="string">
            <text:p>47.05882352941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84.6153846153846</text:p>
          </table:table-cell>
          <table:table-cell office:value-type="string" calcext:value-type="string">
            <text:p>69.2307692307692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61.5384615384615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44.44444444444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8.6206896551724</text:p>
          </table:table-cell>
          <table:table-cell table:number-columns-repeated="2" office:value-type="string" calcext:value-type="string">
            <text:p>79.3103448275862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79.310344827586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17.2413793103448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714285714286</text:p>
          </table:table-cell>
        </table:table-row>
        <table:table-row table:style-name="ro1">
          <table:table-cell office:value-type="string" calcext:value-type="string">
            <text:p>68.4210526315790</text:p>
          </table:table-cell>
          <table:table-cell office:value-type="string" calcext:value-type="string">
            <text:p>89.4736842105263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60.52631578947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3684210526316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4.4736842105264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  <table:table-cell office:value-type="string" calcext:value-type="string">
            <text:p>52.94117647058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84.6153846153846</text:p>
          </table:table-cell>
          <table:table-cell office:value-type="string" calcext:value-type="string">
            <text:p>69.2307692307692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44.44444444444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8.6206896551724</text:p>
          </table:table-cell>
          <table:table-cell table:number-columns-repeated="2" office:value-type="string" calcext:value-type="string">
            <text:p>79.3103448275862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93.1034482758621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13.793103448275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714285714286</text:p>
          </table:table-cell>
        </table:table-row>
        <table:table-row table:style-name="ro1">
          <table:table-cell office:value-type="string" calcext:value-type="string">
            <text:p>65.7894736842106</text:p>
          </table:table-cell>
          <table:table-cell office:value-type="string" calcext:value-type="string">
            <text:p>90.7894736842105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59.21052631578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3157894736842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3.1578947368422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  <table:table-cell office:value-type="string" calcext:value-type="string">
            <text:p>52.94117647058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84.6153846153846</text:p>
          </table:table-cell>
          <table:table-cell office:value-type="string" calcext:value-type="string">
            <text:p>53.8461538461539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69.2307692307692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44.44444444444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72.4137931034483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93.1034482758621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6.89655172413792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3:59:39.569752256</meta:creation-date>
    <dc:date>2018-03-22T04:07:05.301363773</dc:date>
    <meta:editing-duration>PT7M26S</meta:editing-duration>
    <meta:editing-cycles>1</meta:editing-cycles>
    <meta:document-statistic meta:table-count="4" meta:cell-count="162" meta:object-count="0"/>
    <meta:generator>LibreOffice/5.3.4.2$Linux_X86_64 LibreOffice_project/30m0$Build-2</meta:generator>
  </office:meta>
</office:document-meta>
</file>